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4" table:style-name="ta1">
        <table:shapes>
          <draw:frame draw:z-index="0" draw:style-name="gr1" draw:text-style-name="P1" svg:width="29.046cm" svg:height="18.815cm" svg:x="24.838cm" svg:y="0.09cm">
            <draw:object draw:notify-on-update-of-ranges="'2024'.A1:'2024'.A1 '2024'.A2:'2024'.A104 '2024'.B1:'2024'.B1 '2024'.B2:'2024'.B104 '2024'.C1:'2024'.C1 '2024'.C2:'2024'.C104 '2024'.D1:'2024'.D1 '2024'.D2:'2024'.D104 '2024'.E1:'2024'.E1 '2024'.E2:'2024'.E104 '2024'.F1:'2024'.F1 '2024'.F2:'2024'.F104 '2024'.G1:'2024'.G1 '2024'.G2:'2024'.G104 '2024'.H1:'2024'.H1 '2024'.H2:'2024'.H104 '2024'.I1:'2024'.I1 '2024'.I2:'2024'.I104 '2024'.J1:'2024'.J1 '2024'.J2:'2024'.J104 '2024'.K1:'2024'.K1 '2024'.K2:'2024'.K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table:style-name="ce2" office:value-type="date" office:date-value="2024-03-05" calcext:value-type="date">
            <text:p>05/03/24</text:p>
          </table:table-cell>
          <table:table-cell table:style-name="ce2" office:value-type="date" office:date-value="2024-03-12" calcext:value-type="date">
            <text:p>12/03/24</text:p>
          </table:table-cell>
          <table:table-cell table:style-name="ce2" office:value-type="date" office:date-value="2024-03-26" calcext:value-type="date">
            <text:p>26/03/24</text:p>
          </table:table-cell>
          <table:table-cell table:style-name="ce2" office:value-type="date" office:date-value="2024-04-09" calcext:value-type="date">
            <text:p>09/04/24</text:p>
          </table:table-cell>
          <table:table-cell table:style-name="ce2" office:value-type="date" office:date-value="2024-04-16" calcext:value-type="date">
            <text:p>16/04/24</text:p>
          </table:table-cell>
          <table:table-cell table:style-name="ce2" office:value-type="date" office:date-value="2024-07-02" calcext:value-type="date">
            <text:p>02/07/24</text:p>
          </table:table-cell>
          <table:table-cell table:style-name="ce2" office:value-type="date" office:date-value="2024-07-09" calcext:value-type="date">
            <text:p>09/07/24</text:p>
          </table:table-cell>
          <table:table-cell table:style-name="ce2" office:value-type="date" office:date-value="2024-07-16" calcext:value-type="date">
            <text:p>16/07/24</text:p>
          </table:table-cell>
          <table:table-cell table:style-name="ce2" office:value-type="date" office:date-value="2024-07-30" calcext:value-type="date">
            <text:p>30/07/24</text:p>
          </table:table-cell>
          <table:table-cell table:style-name="ce2" office:value-type="date" office:date-value="2024-08-27" calcext:value-type="date">
            <text:p>27/08/24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9:0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9:0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9:0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:0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:0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:0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:0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:0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:0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: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:1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:1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: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:1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:1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: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: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:2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:2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: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:2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:2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:2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2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:2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3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3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:34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3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: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4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:4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:4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:4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4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:4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4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:4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:4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:4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5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: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:5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5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:5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5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5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:5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:5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0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0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:0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0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:0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06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:07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:0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: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: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: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: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:1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:1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21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2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:23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:24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25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:26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27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:2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29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:30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:31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:32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20:33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20:34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20:35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20:3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:37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:38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:39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:40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:41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:42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/>
        </table:table-row>
        <table:table-row table:style-name="ro1" table:number-rows-repeated="4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4:49:39.3832405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03T14:56:24.629108423</dc:date>
    <meta:editing-duration>PT3H52M49S</meta:editing-duration>
    <meta:editing-cycles>36</meta:editing-cycles>
    <meta:generator>LibreOffice/6.4.7.2$Linux_X86_64 LibreOffice_project/40$Build-2</meta:generator>
    <meta:document-statistic meta:table-count="1" meta:cell-count="7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047cm" svg:height="18.816cm" xlink:href=".." xlink:type="simple" chart:class="chart:scatter" chart:style-name="ch1">
        <chart:title svg:x="11.847cm" svg:y="0.512cm" chart:style-name="ch2">
          <text:p>Seminários de Informática</text:p>
        </chart:title>
        <chart:subtitle svg:x="13.368cm" svg:y="1.667cm" chart:style-name="ch3">
          <text:p>Ano de 2024</text:p>
        </chart:subtitle>
        <chart:legend chart:legend-position="end" svg:x="26.38cm" svg:y="6.868cm" style:legend-expansion="high" chart:style-name="ch4"/>
        <chart:plot-area chart:style-name="ch5" table:cell-range-address="'2024'.A1:'2024'.K104" chart:data-source-has-labels="both" svg:x="1.591cm" svg:y="2.726cm" svg:width="24.209cm" svg:height="14.733cm">
          <chartooo:coordinate-region svg:x="2.212cm" svg:y="2.925cm" svg:width="23.308cm" svg:height="13.887cm"/>
          <chart:axis chart:dimension="x" chart:name="primary-x" chart:style-name="ch6" chartooo:axis-type="auto">
            <chart:title svg:x="12.421cm" svg:y="17.835cm" chart:style-name="ch7">
              <text:p>Tempo (minutos)</text:p>
            </chart:title>
            <chart:categories table:cell-range-address="'2024'.A2:'2024'.A104"/>
            <chart:grid chart:style-name="ch8" chart:class="major"/>
          </chart:axis>
          <chart:axis chart:dimension="y" chart:name="primary-y" chart:style-name="ch6">
            <chart:title svg:x="0.451cm" svg:y="11.975cm" chart:style-name="ch9">
              <text:p>Número de espectadores</text:p>
            </chart:title>
            <chart:grid chart:style-name="ch8" chart:class="major"/>
          </chart:axis>
          <chart:series chart:style-name="ch10" chart:values-cell-range-address="'2024'.B2:'2024'.B104" chart:label-cell-address="'2024'.B1:'2024'.B1" chart:class="chart:scatter">
            <chart:data-point chart:repeated="103"/>
          </chart:series>
          <chart:series chart:style-name="ch11" chart:values-cell-range-address="'2024'.C2:'2024'.C104" chart:label-cell-address="'2024'.C1:'2024'.C1" chart:class="chart:scatter">
            <chart:data-point chart:repeated="103"/>
          </chart:series>
          <chart:series chart:style-name="ch12" chart:values-cell-range-address="'2024'.D2:'2024'.D104" chart:label-cell-address="'2024'.D1:'2024'.D1" chart:class="chart:scatter">
            <chart:data-point chart:repeated="103"/>
          </chart:series>
          <chart:series chart:style-name="ch13" chart:values-cell-range-address="'2024'.E2:'2024'.E104" chart:label-cell-address="'2024'.E1:'2024'.E1" chart:class="chart:scatter">
            <chart:data-point chart:repeated="103"/>
          </chart:series>
          <chart:series chart:style-name="ch14" chart:values-cell-range-address="'2024'.F2:'2024'.F104" chart:label-cell-address="'2024'.F1:'2024'.F1" chart:class="chart:scatter">
            <chart:data-point chart:repeated="103"/>
          </chart:series>
          <chart:series chart:style-name="ch15" chart:values-cell-range-address="'2024'.G2:'2024'.G104" chart:label-cell-address="'2024'.G1:'2024'.G1" chart:class="chart:scatter">
            <chart:data-point chart:repeated="103"/>
          </chart:series>
          <chart:series chart:style-name="ch16" chart:values-cell-range-address="'2024'.H2:'2024'.H104" chart:label-cell-address="'2024'.H1:'2024'.H1" chart:class="chart:scatter">
            <chart:data-point chart:repeated="103"/>
          </chart:series>
          <chart:series chart:style-name="ch17" chart:values-cell-range-address="'2024'.I2:'2024'.I104" chart:label-cell-address="'2024'.I1:'2024'.I1" chart:class="chart:scatter">
            <chart:data-point chart:repeated="103"/>
          </chart:series>
          <chart:series chart:style-name="ch18" chart:values-cell-range-address="'2024'.J2:'2024'.J104" chart:label-cell-address="'2024'.J1:'2024'.J1" chart:class="chart:scatter">
            <chart:data-point chart:repeated="103"/>
          </chart:series>
          <chart:series chart:style-name="ch19" chart:values-cell-range-address="'2024'.K2:'2024'.K104" chart:label-cell-address="'2024'.K1:'2024'.K1" chart:class="chart:scatter">
            <chart:data-point chart:repeated="10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5/03/24</text:p>
                <draw:g>
                  <svg:desc>'2024'.B1:'2024'.B1</svg:desc>
                </draw:g>
              </table:table-cell>
              <table:table-cell office:value-type="string">
                <text:p>12/03/24</text:p>
                <draw:g>
                  <svg:desc>'2024'.C1:'2024'.C1</svg:desc>
                </draw:g>
              </table:table-cell>
              <table:table-cell office:value-type="string">
                <text:p>26/03/24</text:p>
                <draw:g>
                  <svg:desc>'2024'.D1:'2024'.D1</svg:desc>
                </draw:g>
              </table:table-cell>
              <table:table-cell office:value-type="string">
                <text:p>09/04/24</text:p>
                <draw:g>
                  <svg:desc>'2024'.E1:'2024'.E1</svg:desc>
                </draw:g>
              </table:table-cell>
              <table:table-cell office:value-type="string">
                <text:p>16/04/24</text:p>
                <draw:g>
                  <svg:desc>'2024'.F1:'2024'.F1</svg:desc>
                </draw:g>
              </table:table-cell>
              <table:table-cell office:value-type="string">
                <text:p>02/07/24</text:p>
                <draw:g>
                  <svg:desc>'2024'.G1:'2024'.G1</svg:desc>
                </draw:g>
              </table:table-cell>
              <table:table-cell office:value-type="string">
                <text:p>09/07/24</text:p>
                <draw:g>
                  <svg:desc>'2024'.H1:'2024'.H1</svg:desc>
                </draw:g>
              </table:table-cell>
              <table:table-cell office:value-type="string">
                <text:p>16/07/24</text:p>
                <draw:g>
                  <svg:desc>'2024'.I1:'2024'.I1</svg:desc>
                </draw:g>
              </table:table-cell>
              <table:table-cell office:value-type="string">
                <text:p>30/07/24</text:p>
                <draw:g>
                  <svg:desc>'2024'.J1:'2024'.J1</svg:desc>
                </draw:g>
              </table:table-cell>
              <table:table-cell office:value-type="string">
                <text:p>27/08/24</text:p>
                <draw:g>
                  <svg:desc>'2024'.K1:'2024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00</text:p>
                <draw:g>
                  <svg:desc>'2024'.A2:'2024'.A104</svg:desc>
                </draw:g>
              </table:table-cell>
              <table:table-cell office:value-type="float" office:value="NaN">
                <text:p>NaN</text:p>
                <draw:g>
                  <svg:desc>'2024'.B2:'2024'.B104</svg:desc>
                </draw:g>
              </table:table-cell>
              <table:table-cell office:value-type="float" office:value="NaN">
                <text:p>NaN</text:p>
                <draw:g>
                  <svg:desc>'2024'.C2:'2024'.C104</svg:desc>
                </draw:g>
              </table:table-cell>
              <table:table-cell office:value-type="float" office:value="NaN">
                <text:p>NaN</text:p>
                <draw:g>
                  <svg:desc>'2024'.D2:'2024'.D104</svg:desc>
                </draw:g>
              </table:table-cell>
              <table:table-cell office:value-type="float" office:value="NaN">
                <text:p>NaN</text:p>
                <draw:g>
                  <svg:desc>'2024'.E2:'2024'.E104</svg:desc>
                </draw:g>
              </table:table-cell>
              <table:table-cell office:value-type="float" office:value="NaN">
                <text:p>NaN</text:p>
                <draw:g>
                  <svg:desc>'2024'.F2:'2024'.F104</svg:desc>
                </draw:g>
              </table:table-cell>
              <table:table-cell office:value-type="float" office:value="NaN">
                <text:p>NaN</text:p>
                <draw:g>
                  <svg:desc>'2024'.G2:'2024'.G104</svg:desc>
                </draw:g>
              </table:table-cell>
              <table:table-cell office:value-type="float" office:value="NaN">
                <text:p>NaN</text:p>
                <draw:g>
                  <svg:desc>'2024'.H2:'2024'.H104</svg:desc>
                </draw:g>
              </table:table-cell>
              <table:table-cell office:value-type="float" office:value="NaN">
                <text:p>NaN</text:p>
                <draw:g>
                  <svg:desc>'2024'.I2:'2024'.I104</svg:desc>
                </draw:g>
              </table:table-cell>
              <table:table-cell office:value-type="float" office:value="NaN">
                <text:p>NaN</text:p>
                <draw:g>
                  <svg:desc>'2024'.J2:'2024'.J104</svg:desc>
                </draw:g>
              </table:table-cell>
              <table:table-cell office:value-type="float" office:value="14">
                <text:p>14</text:p>
                <draw:g>
                  <svg:desc>'2024'.K2:'2024'.K104</svg:desc>
                </draw:g>
              </table:table-cell>
            </table:table-row>
            <table:table-row>
              <table:table-cell office:value-type="string">
                <text:p>19:01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:0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:0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:04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:05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:0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:07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:0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:09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:1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:1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1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1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1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:1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16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: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1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1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2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2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:2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:2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2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2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:2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:27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2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2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3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3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3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:3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3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3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3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3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3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:4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:4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4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:4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4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:47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:4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4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5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5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5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5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5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5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5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5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5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:5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0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0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0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:0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0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:0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:0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: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1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:1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:1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1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1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1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1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:1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1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1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2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2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2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:2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:2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2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2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2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:2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2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: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: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